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7:Sheet1.B347 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59:Sheet1.B359 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3/09/2009</text:date>, <text:time>22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09T22:45:55.11</dc:date>
    <dc:creator>Clemens Lode</dc:creator>
    <meta:editing-duration>PT60H02M05S</meta:editing-duration>
    <meta:editing-cycles>13</meta:editing-cycles>
    <meta:generator>OpenOffice.org/3.0$Win32 OpenOffice.org_project/300m9$Build-9358</meta:generator>
    <meta:document-statistic meta:table-count="3" meta:cell-count="1066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3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9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9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4cm" svg:y="6.337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7cm" svg:y="5.531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36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36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36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7cm" svg:y="6.336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36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07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2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06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35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63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41cm" svg:y="6.334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05cm" svg:y="6.116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41cm" svg:y="6.334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05cm" svg:y="6.063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6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2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2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7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8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4cm" svg:y="6.317cm" chart:style-name="ch5">
              <text:p>Anzahl Felder</text:p>
            </chart:title>
          </chart:axis>
          <chart:axis chart:dimension="y" chart:name="primary-y" chart:style-name="ch4">
            <chart:title svg:x="0.261cm" svg:y="4.366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